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10263*"/>
    </style:style>
    <style:style style:name="Table1.B" style:family="table-column">
      <style:table-column-properties style:column-width="5.801cm" style:rel-column-width="14607*"/>
    </style:style>
    <style:style style:name="Table1.C" style:family="table-column">
      <style:table-column-properties style:column-width="3.274cm" style:rel-column-width="8242*"/>
    </style:style>
    <style:style style:name="Table1.D" style:family="table-column">
      <style:table-column-properties style:column-width="8.936cm" style:rel-column-width="22499*"/>
    </style:style>
    <style:style style:name="Table1.E" style:family="table-column">
      <style:table-column-properties style:column-width="3.942cm" style:rel-column-width="992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background-color="#cccccc"/>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background-color="#cccccc"/>
    </style:style>
    <style:style style:name="P5" style:family="paragraph" style:parent-style-name="Table_20_Contents">
      <style:text-properties fo:font-style="italic" style:font-style-asian="italic" style:font-style-complex="italic"/>
    </style:style>
    <style:style style:name="P6" style:family="paragraph" style:parent-style-name="Standard" style:list-style-name="L1"/>
    <style:style style:name="P7" style:family="paragraph" style:parent-style-name="Standard" style:list-style-name="L1">
      <style:text-properties fo:language="en" fo:country="US"/>
    </style:style>
    <style:style style:name="P8" style:family="paragraph" style:parent-style-name="Standard">
      <style:text-properties fo:background-color="#cccccc"/>
    </style:style>
    <style:style style:name="T1" style:family="text">
      <style:text-properties fo:language="en" fo:country="US"/>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background-color="#ffff00"/>
    </style:style>
    <style:style style:name="T6" style:family="text">
      <style:text-properties fo:font-variant="normal" fo:text-transform="none" fo:color="#222222" style:font-name="arial"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tracked-changes>
        <text:changed-region xml:id="ct380902048" text:id="ct380902048">
          <text:insertion>
            <office:change-info>
              <dc:creator>Unknown Author</dc:creator>
              <dc:date>2017-11-10T02:09:00</dc:date>
            </office:change-info>
          </text:insertion>
        </text:changed-region>
        <text:changed-region xml:id="ct380902984" text:id="ct380902984">
          <text:deletion>
            <office:change-info>
              <dc:creator>Unknown Author</dc:creator>
              <dc:date>2017-11-10T17:34:00</dc:date>
            </office:change-info>
            <text:p text:style-name="Standard"><text:span text:style-name="T1">.</text:span></text:p>
          </text:deletion>
        </text:changed-region>
        <text:changed-region xml:id="ct380896328" text:id="ct380896328">
          <text:deletion>
            <office:change-info>
              <dc:creator>Unknown Author</dc:creator>
              <dc:date>2017-11-10T01:12:00</dc:date>
            </office:change-info>
            <text:p text:style-name="Standard"><text:span text:style-name="T1">local</text:span></text:p>
          </text:deletion>
        </text:changed-region>
        <text:changed-region xml:id="ct380896536" text:id="ct380896536">
          <text:insertion>
            <office:change-info>
              <dc:creator>Unknown Author</dc:creator>
              <dc:date>2017-11-10T01:12:00</dc:date>
            </office:change-info>
          </text:insertion>
        </text:changed-region>
        <text:changed-region xml:id="ct380900592" text:id="ct380900592">
          <text:deletion>
            <office:change-info>
              <dc:creator>Unknown Author</dc:creator>
              <dc:date>2017-11-10T01:13:00</dc:date>
            </office:change-info>
            <text:p text:style-name="P1">CisteraScreenCapture opens connection to the server when a user logged and keeps it alive while some user is logged. This connection is used by both CisteraScreenCapture and the server to exchange with messages. </text:p>
            <text:p text:style-name="P1">If the connection breaks, CisteraScreenCapture tries to reconnect. If reconnecting failed, CisteraScreenCapture terminates ffmpeg streaming if it runs at the moment.</text:p>
          </text:deletion>
        </text:changed-region>
        <text:changed-region xml:id="ct380900384" text:id="ct380900384">
          <text:deletion>
            <office:change-info>
              <dc:creator>Unknown Author</dc:creator>
              <dc:date>2017-11-10T01:13:00</dc:date>
            </office:change-info>
            <text:p text:style-name="P1">CisteraScreenCapture -&gt; server</text:p>
          </text:deletion>
        </text:changed-region>
        <text:changed-region xml:id="ct380900800" text:id="ct380900800">
          <text:deletion>
            <office:change-info>
              <dc:creator>Unknown Author</dc:creator>
              <dc:date>2017-11-10T01:13:00</dc:date>
            </office:change-info>
            <text:p text:style-name="P1">sent when a user logged in</text:p>
          </text:deletion>
        </text:changed-region>
        <text:changed-region xml:id="ct380900904" text:id="ct380900904">
          <text:deletion>
            <office:change-info>
              <dc:creator>Unknown Author</dc:creator>
              <dc:date>2017-11-10T01:13:00</dc:date>
            </office:change-info>
            <text:p text:style-name="P1">LoggedUserName</text:p>
          </text:deletion>
        </text:changed-region>
        <text:changed-region xml:id="ct380901008" text:id="ct380901008">
          <text:deletion>
            <office:change-info>
              <dc:creator>Unknown Author</dc:creator>
              <dc:date>2017-11-10T01:13:00</dc:date>
            </office:change-info>
            <text:p text:style-name="P1">the name of currently logged in user (ASCII string terminated with '\0')</text:p>
          </text:deletion>
        </text:changed-region>
        <text:changed-region xml:id="ct380901528" text:id="ct380901528">
          <text:deletion>
            <office:change-info>
              <dc:creator>Unknown Author</dc:creator>
              <dc:date>2017-11-10T01:13:00</dc:date>
            </office:change-info>
            <text:p text:style-name="P1">OK or error message (ASCII string terminated with '\0')</text:p>
          </text:deletion>
        </text:changed-region>
        <text:changed-region xml:id="ct380901112" text:id="ct380901112">
          <text:deletion>
            <office:change-info>
              <dc:creator>Unknown Author</dc:creator>
              <dc:date>2017-11-10T01:13:00</dc:date>
            </office:change-info>
            <text:p text:style-name="P1">CisteraScreenCapture -&gt; server</text:p>
          </text:deletion>
        </text:changed-region>
        <text:changed-region xml:id="ct380901216" text:id="ct380901216">
          <text:deletion>
            <office:change-info>
              <dc:creator>Unknown Author</dc:creator>
              <dc:date>2017-11-10T01:13:00</dc:date>
            </office:change-info>
            <text:p text:style-name="P1">polling to keep connection alive</text:p>
          </text:deletion>
        </text:changed-region>
        <text:changed-region xml:id="ct380901320" text:id="ct380901320">
          <text:deletion>
            <office:change-info>
              <dc:creator>Unknown Author</dc:creator>
              <dc:date>2017-11-10T01:13:00</dc:date>
            </office:change-info>
            <text:p text:style-name="P1">Poll</text:p>
          </text:deletion>
        </text:changed-region>
        <text:changed-region xml:id="ct380901424" text:id="ct380901424">
          <text:deletion>
            <office:change-info>
              <dc:creator>Unknown Author</dc:creator>
              <dc:date>2017-11-10T01:13:00</dc:date>
            </office:change-info>
            <text:p text:style-name="P1">nothing (0 bytes)</text:p>
          </text:deletion>
        </text:changed-region>
        <text:changed-region xml:id="ct380901632" text:id="ct380901632">
          <text:deletion>
            <office:change-info>
              <dc:creator>Unknown Author</dc:creator>
              <dc:date>2017-11-10T01:13:00</dc:date>
            </office:change-info>
            <text:p text:style-name="P1">nothing (0 by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CisteraScreenCapture</text:span> </text:p>
      <text:p text:style-name="Standard"/>
      <text:p text:style-name="Standard"><text:span text:style-name="T3">Platform:</text:span> Windows7+, C#4.5</text:p>
      <text:p text:style-name="Standard"><text:change-start text:change-id="ct380902048"/></text:p>
      <text:p text:style-name="Standard"><text:change-end text:change-id="ct380902048"/></text:p>
      <text:p text:style-name="Standard">CisteraScreenCapture starts automatically and runs in the background permanently. </text:p>
      <text:p text:style-name="Standard">It has a systray icon. It writes log. </text:p>
      <text:p text:style-name="Standard">It has GUI to edit settings which is accessible only with Administrator privileges. GUI allows editing:</text:p>
      <text:list xml:id="list7890525933986715040" text:style-name="L1">
        <text:list-item>
          <text:p text:style-name="P7">server default ip;</text:p>
        </text:list-item>
        <text:list-item>
          <text:p text:style-name="P7">port listening to server;</text:p>
        </text:list-item>
        <text:list-item>
          <text:p text:style-name="P6"><text:span text:style-name="T1">service domain to resolve by mDNS (default: </text:span><text:change text:change-id="ct380902984"/><text:change text:change-id="ct380896328"/><text:change-start text:change-id="ct380896536"/>cistera<text:change-end text:change-id="ct380896536"/><text:span text:style-name="T1">.);</text:span></text:p>
        </text:list-item>
        <text:list-item>
          <text:p text:style-name="P6"><text:span text:style-name="T1">service type to resolve by mDNS (default: _cisterascreencapturecontroller._tcp</text:span><text:span text:style-name="T1">);</text:span></text:p>
        </text:list-item>
        <text:list-item>
          <text:p text:style-name="P7">captured video source (display, rectangular within virtual space, certain window); </text:p>
        </text:list-item>
        <text:list-item>
          <text:p text:style-name="P7">stop/run;</text:p>
        </text:list-item>
        <text:list-item>
          <text:p text:style-name="P7">exit;</text:p>
        </text:list-item>
      </text:list>
      <text:p text:style-name="Standard">The process requires Administrator privileges to exit. </text:p>
      <text:p text:style-name="Standard"/>
      <text:p text:style-name="Standard"><text:span text:style-name="T1">CisteraScreenCapture monitors user login event. When a user logged in, it uses mDNS discovery to try to resolve the service name</text:span>. </text:p>
      <text:p text:style-name="Standard"/>
      <text:p text:style-name="Standard">Then CisteraScreenCaptur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 starts accepting TCP connections from the server which are used to exchange with messages. So, the server anytime after can send to CisteraScreenCapture a command to launch/stop ffmpeg streaming. </text:p>
      <text:p text:style-name="Standard"/>
      <text:p text:style-name="Standard">When the user logged off <text:span text:style-name="T5">(check with multiple users)</text:span>, accepting TCP messages and ffmpeg stream if any, are terminated.</text:p>
      <text:p text:style-name="Standard"/>
      <text:p text:style-name="P1"><text:change text:change-id="ct380900592"/></text:p>
      <text:p text:style-name="Standard"/>
      <text:p text:style-name="P2">General message format for communicating between client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2">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direction</text:p>
          </table:table-cell>
          <table:table-cell table:style-name="Table1.A1" office:value-type="string">
            <text:p text:style-name="P5">description</text:p>
          </table:table-cell>
          <table:table-cell table:style-name="Table1.A1" office:value-type="string">
            <text:p text:style-name="P5">name</text:p>
          </table:table-cell>
          <table:table-cell table:style-name="Table1.A1" office:value-type="string">
            <text:p text:style-name="P5">request body</text:p>
          </table:table-cell>
          <table:table-cell table:style-name="Table1.E1" office:value-type="string">
            <text:p text:style-name="P5">response body</text:p>
          </table:table-cell>
        </table:table-row>
        <table:table-row>
          <table:table-cell table:style-name="Table1.A2" office:value-type="string">
            <text:p text:style-name="P1"><text:change text:change-id="ct380900384"/></text:p>
          </table:table-cell>
          <table:table-cell table:style-name="Table1.A2" office:value-type="string">
            <text:p text:style-name="P1"><text:change text:change-id="ct380900800"/></text:p>
          </table:table-cell>
          <table:table-cell table:style-name="Table1.A2" office:value-type="string">
            <text:p text:style-name="P1"><text:change text:change-id="ct380900904"/></text:p>
          </table:table-cell>
          <table:table-cell table:style-name="Table1.A2" office:value-type="string">
            <text:p text:style-name="P1"><text:change text:change-id="ct380901008"/></text:p>
          </table:table-cell>
          <table:table-cell table:style-name="Table1.E2" office:value-type="string">
            <text:p text:style-name="P1"><text:change text:change-id="ct380901528"/></text:p>
          </table:table-cell>
        </table:table-row>
        <table:table-row>
          <table:table-cell table:style-name="Table1.A2" office:value-type="string">
            <text:p text:style-name="P1"><text:change text:change-id="ct380901112"/></text:p>
          </table:table-cell>
          <table:table-cell table:style-name="Table1.A2" office:value-type="string">
            <text:p text:style-name="P1"><text:change text:change-id="ct380901216"/></text:p>
          </table:table-cell>
          <table:table-cell table:style-name="Table1.A2" office:value-type="string">
            <text:p text:style-name="P1"><text:change text:change-id="ct380901320"/></text:p>
          </table:table-cell>
          <table:table-cell table:style-name="Table1.A2" office:value-type="string">
            <text:p text:style-name="P1"><text:change text:change-id="ct380901424"/></text:p>
          </table:table-cell>
          <table:table-cell table:style-name="Table1.E2" office:value-type="string">
            <text:p text:style-name="P1"><text:change text:change-id="ct380901632"/></text:p>
          </table:table-cell>
        </table:table-row>
        <table:table-row>
          <table:table-cell table:style-name="Table1.A2" office:value-type="string">
            <text:p text:style-name="Standard">server -&gt; CisteraScreenCapture</text:p>
          </table:table-cell>
          <table:table-cell table:style-name="Table1.A2" office:value-type="string">
            <text:p text:style-name="Standard">The server turns on SSL on this TCP channel after receiving a success response.</text:p>
            <text:p text:style-name="Standard">The client turns on SSL after sending a success respons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1-10T17:34:52.91</dc:date>
    <meta:editing-duration>P1DT6H12M18S</meta:editing-duration>
    <meta:editing-cycles>42</meta:editing-cycles>
    <meta:generator>OpenOffice/4.1.1$Win32 OpenOffice.org_project/411m6$Build-9775</meta:generator>
    <meta:document-statistic meta:table-count="1" meta:image-count="0" meta:object-count="0" meta:page-count="1" meta:paragraph-count="60" meta:word-count="496" meta:character-count="3347"/>
  </office:meta>
</office:document-meta>
</file>